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.831cm"/>
    </style:style>
    <style:style style:name="co2" style:family="table-column">
      <style:table-column-properties fo:break-before="auto" style:column-width="3.597cm"/>
    </style:style>
    <style:style style:name="co3" style:family="table-column">
      <style:table-column-properties fo:break-before="auto" style:column-width="3.665cm"/>
    </style:style>
    <style:style style:name="co4" style:family="table-column">
      <style:table-column-properties fo:break-before="auto" style:column-width="5.433cm"/>
    </style:style>
    <style:style style:name="ro1" style:family="table-row">
      <style:table-row-properties style:row-height="10.993cm" fo:break-before="auto" style:use-optimal-row-height="false"/>
    </style:style>
    <style:style style:name="ro2" style:family="table-row">
      <style:table-row-properties style:row-height="0.975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707cm" fo:break-before="auto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ta1" style:family="table" style:master-page-name="PageStyle_5f_Table_20_and_20_Char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37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36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4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3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ffffff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 and Char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number-columns-repeated="16378" table:default-cell-style-name="ce2"/>
        <table:table-row table:style-name="ro1">
          <table:table-cell table:style-name="ce1"/>
          <table:table-cell table:style-name="ce1">
            <draw:frame table:end-cell-address="'Table and Chart'.E1" table:end-x="2.479cm" table:end-y="10.629cm" draw:z-index="0" draw:name="Scatter Chart" draw:style-name="gr1" draw:text-style-name="P1" svg:width="12.838cm" svg:height="10.582cm" svg:x="0.569cm" svg:y="0.047cm">
              <draw:object draw:notify-on-update-of-ranges="'Table and Chart'.C3:'Table and Chart'.C3 'Table and Chart'.C4:'Table and Chart'.C28 'Table and Chart'.B4:'Table and Chart'.B2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4"/>
          <table:table-cell table:number-columns-repeated="16378"/>
        </table:table-row>
        <table:table-row table:style-name="ro2">
          <table:table-cell table:style-name="ce1" office:value-type="string" calcext:value-type="string">
            <text:p>Table 1</text:p>
          </table:table-cell>
          <table:table-cell table:style-name="ce1" table:number-columns-repeated="5"/>
          <table:table-cell table:number-columns-repeated="16378"/>
        </table:table-row>
        <table:table-row table:style-name="ro3">
          <table:table-cell table:style-name="ce1"/>
          <table:table-cell table:style-name="ce1" office:value-type="string" calcext:value-type="string">
            <text:p>Observed Volume</text:p>
          </table:table-cell>
          <table:table-cell table:style-name="ce1" office:value-type="string" calcext:value-type="string">
            <text:p>Observed dB</text:p>
          </table:table-cell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Back to V again</text:p>
          </table:table-cell>
          <table:table-cell table:style-name="ce1"/>
          <table:table-cell table:number-columns-repeated="16378"/>
        </table:table-row>
        <table:table-row table:style-name="ro3">
          <table:table-cell table:style-name="ce1"/>
          <table:table-cell table:style-name="ce3" office:value-type="float" office:value="8" calcext:value-type="float">
            <text:p>8</text:p>
          </table:table-cell>
          <table:table-cell table:style-name="ce3" office:value-type="float" office:value="-66" calcext:value-type="float">
            <text:p>-66</text:p>
          </table:table-cell>
          <table:table-cell table:style-name="ce5" table:formula="of:=26.056*LOG([.B4];2.71828)-120.2" office:value-type="float" office:value="-66.018034744344" calcext:value-type="float">
            <text:p>-66.0</text:p>
          </table:table-cell>
          <table:table-cell table:style-name="ce6" table:formula="of:=EXP((([.D4]+120.2)/26.056))" office:value-type="float" office:value="8.0000111899514" calcext:value-type="float">
            <text:p>8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-48" calcext:value-type="float">
            <text:p>-48</text:p>
          </table:table-cell>
          <table:table-cell table:style-name="ce5" table:formula="of:=26.056*LOG([.B5];2.71828)-120.2" office:value-type="float" office:value="-47.9573796591253" calcext:value-type="float">
            <text:p>-48.0</text:p>
          </table:table-cell>
          <table:table-cell table:style-name="ce6" table:formula="of:=EXP((([.D5]+120.2)/26.056))" office:value-type="float" office:value="16.0000298398774" calcext:value-type="float">
            <text:p>16.00</text:p>
          </table:table-cell>
          <table:table-cell table:style-name="ce7"/>
          <table:table-cell/>
          <table:table-cell table:style-name="Default" table:number-columns-repeated="2"/>
          <table:table-cell table:number-columns-repeated="16375"/>
        </table:table-row>
        <table:table-row table:style-name="ro4">
          <table:table-cell table:style-name="ce1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-37.4" calcext:value-type="float">
            <text:p>-37</text:p>
          </table:table-cell>
          <table:table-cell table:style-name="ce5" table:formula="of:=26.056*LOG([.B6];2.71828)-120.2" office:value-type="float" office:value="-37.3925736958136" calcext:value-type="float">
            <text:p>-37.4</text:p>
          </table:table-cell>
          <table:table-cell table:style-name="ce6" table:formula="of:=EXP((([.D6]+120.2)/26.056))" office:value-type="float" office:value="24.0000513055264" calcext:value-type="float">
            <text:p>24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32" calcext:value-type="float">
            <text:p>32</text:p>
          </table:table-cell>
          <table:table-cell table:style-name="ce4" office:value-type="float" office:value="-29.9" calcext:value-type="float">
            <text:p>-29.9</text:p>
          </table:table-cell>
          <table:table-cell table:style-name="ce5" table:formula="of:=26.056*LOG([.B7];2.71828)-120.2" office:value-type="float" office:value="-29.8967245739067" calcext:value-type="float">
            <text:p>-29.9</text:p>
          </table:table-cell>
          <table:table-cell table:style-name="ce6" table:formula="of:=EXP((([.D7]+120.2)/26.056))" office:value-type="float" office:value="32.0000745997107" calcext:value-type="float">
            <text:p>32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/>
          <table:table-cell table:style-name="ce4"/>
          <table:table-cell table:style-name="ce5" office:value-type="float" office:value="-30" calcext:value-type="float">
            <text:p>-30.0</text:p>
          </table:table-cell>
          <table:table-cell table:style-name="ce6" table:formula="of:=EXP((([.D8]+120.2)/26.056))" office:value-type="float" office:value="31.8734903006023" calcext:value-type="float">
            <text:p>31.87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40" calcext:value-type="float">
            <text:p>40</text:p>
          </table:table-cell>
          <table:table-cell table:style-name="ce4" office:value-type="float" office:value="-24.1" calcext:value-type="float">
            <text:p>-24.1</text:p>
          </table:table-cell>
          <table:table-cell table:style-name="ce5" table:formula="of:=26.056*LOG([.B9];2.71828)-120.2" office:value-type="float" office:value="-24.0824922899045" calcext:value-type="float">
            <text:p>-24.1</text:p>
          </table:table-cell>
          <table:table-cell table:style-name="ce6" table:formula="of:=EXP((([.D9]+120.2)/26.056))" office:value-type="float" office:value="40.0000992535815" calcext:value-type="float">
            <text:p>40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48" calcext:value-type="float">
            <text:p>48</text:p>
          </table:table-cell>
          <table:table-cell table:style-name="ce4" office:value-type="float" office:value="-19.3" calcext:value-type="float">
            <text:p>-19.3</text:p>
          </table:table-cell>
          <table:table-cell table:style-name="ce5" table:formula="of:=26.056*LOG([.B10];2.71828)-120.2" office:value-type="float" office:value="-19.3319186105949" calcext:value-type="float">
            <text:p>-19.3</text:p>
          </table:table-cell>
          <table:table-cell table:style-name="ce6" table:formula="of:=EXP((([.D10]+120.2)/26.056))" office:value-type="float" office:value="48.0001249909931" calcext:value-type="float">
            <text:p>48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56" calcext:value-type="float">
            <text:p>56</text:p>
          </table:table-cell>
          <table:table-cell table:style-name="ce4" office:value-type="float" office:value="-15.3" calcext:value-type="float">
            <text:p>-15.3</text:p>
          </table:table-cell>
          <table:table-cell table:style-name="ce5" table:formula="of:=26.056*LOG([.B11];2.71828)-120.2" office:value-type="float" office:value="-15.3153657952707" calcext:value-type="float">
            <text:p>-15.3</text:p>
          </table:table-cell>
          <table:table-cell table:style-name="ce6" table:formula="of:=EXP((([.D11]+120.2)/26.056))" office:value-type="float" office:value="56.0001516294775" calcext:value-type="float">
            <text:p>56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64" calcext:value-type="float">
            <text:p>64</text:p>
          </table:table-cell>
          <table:table-cell table:style-name="ce4" office:value-type="float" office:value="-11.8" calcext:value-type="float">
            <text:p>-11.8</text:p>
          </table:table-cell>
          <table:table-cell table:style-name="ce5" table:formula="of:=26.056*LOG([.B12];2.71828)-120.2" office:value-type="float" office:value="-11.836069488688" calcext:value-type="float">
            <text:p>-11.8</text:p>
          </table:table-cell>
          <table:table-cell table:style-name="ce6" table:formula="of:=EXP((([.D12]+120.2)/26.056))" office:value-type="float" office:value="64.0001790393475" calcext:value-type="float">
            <text:p>64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72" calcext:value-type="float">
            <text:p>72</text:p>
          </table:table-cell>
          <table:table-cell table:style-name="ce4" office:value-type="float" office:value="-8.8" calcext:value-type="float">
            <text:p>-8.8</text:p>
          </table:table-cell>
          <table:table-cell table:style-name="ce5" table:formula="of:=26.056*LOG([.B13];2.71828)-120.2" office:value-type="float" office:value="-8.76711264728311" calcext:value-type="float">
            <text:p>-8.8</text:p>
          </table:table-cell>
          <table:table-cell table:style-name="ce6" table:formula="of:=EXP((([.D13]+120.2)/26.056))" office:value-type="float" office:value="72.0002071236357" calcext:value-type="float">
            <text:p>72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80" calcext:value-type="float">
            <text:p>80</text:p>
          </table:table-cell>
          <table:table-cell table:style-name="ce4" office:value-type="float" office:value="-6" calcext:value-type="float">
            <text:p>-6.0</text:p>
          </table:table-cell>
          <table:table-cell table:style-name="ce5" table:formula="of:=26.056*LOG([.B14];2.71828)-120.2" office:value-type="float" office:value="-6.02183720468581" calcext:value-type="float">
            <text:p>-6.0</text:p>
          </table:table-cell>
          <table:table-cell table:style-name="ce6" table:formula="of:=EXP((([.D14]+120.2)/26.056))" office:value-type="float" office:value="80.0002358070762" calcext:value-type="float">
            <text:p>80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88" calcext:value-type="float">
            <text:p>88</text:p>
          </table:table-cell>
          <table:table-cell table:style-name="ce4" office:value-type="float" office:value="-3.5" calcext:value-type="float">
            <text:p>-3.5</text:p>
          </table:table-cell>
          <table:table-cell table:style-name="ce5" table:formula="of:=26.056*LOG([.B15];2.71828)-120.2" office:value-type="float" office:value="-3.53843348923605" calcext:value-type="float">
            <text:p>-3.5</text:p>
          </table:table-cell>
          <table:table-cell table:style-name="ce6" table:formula="of:=EXP((([.D15]+120.2)/26.056))" office:value-type="float" office:value="88.0002650295418" calcext:value-type="float">
            <text:p>88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96" calcext:value-type="float">
            <text:p>96</text:p>
          </table:table-cell>
          <table:table-cell table:style-name="ce4" office:value-type="float" office:value="-1.3" calcext:value-type="float">
            <text:p>-1.3</text:p>
          </table:table-cell>
          <table:table-cell table:style-name="ce5" table:formula="of:=26.056*LOG([.B16];2.71828)-120.2" office:value-type="float" office:value="-1.27126352537623" calcext:value-type="float">
            <text:p>-1.3</text:p>
          </table:table-cell>
          <table:table-cell table:style-name="ce6" table:formula="of:=EXP((([.D16]+120.2)/26.056))" office:value-type="float" office:value="96.0002947418875" calcext:value-type="float">
            <text:p>96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97" calcext:value-type="float">
            <text:p>97</text:p>
          </table:table-cell>
          <table:table-cell table:style-name="ce4" office:value-type="float" office:value="-1" calcext:value-type="float">
            <text:p>-1.0</text:p>
          </table:table-cell>
          <table:table-cell table:style-name="ce5" table:formula="of:=26.056*LOG([.B17];2.71828)-120.2" office:value-type="float" office:value="-1.00125056475307" calcext:value-type="float">
            <text:p>-1.0</text:p>
          </table:table-cell>
          <table:table-cell table:style-name="ce6" table:formula="of:=EXP((([.D17]+120.2)/26.056))" office:value-type="float" office:value="97.0002984882621" calcext:value-type="float">
            <text:p>97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98" calcext:value-type="float">
            <text:p>98</text:p>
          </table:table-cell>
          <table:table-cell table:style-name="ce4" office:value-type="float" office:value="-0.7" calcext:value-type="float">
            <text:p>-0.7</text:p>
          </table:table-cell>
          <table:table-cell table:style-name="ce5" table:formula="of:=26.056*LOG([.B18];2.71828)-120.2" office:value-type="float" office:value="-0.734007016634683" calcext:value-type="float">
            <text:p>-0.7</text:p>
          </table:table-cell>
          <table:table-cell table:style-name="ce6" table:formula="of:=EXP((([.D18]+120.2)/26.056))" office:value-type="float" office:value="98.0003022415714" calcext:value-type="float">
            <text:p>98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99" calcext:value-type="float">
            <text:p>99</text:p>
          </table:table-cell>
          <table:table-cell table:style-name="ce4" office:value-type="float" office:value="-0.5" calcext:value-type="float">
            <text:p>-0.5</text:p>
          </table:table-cell>
          <table:table-cell table:style-name="ce5" table:formula="of:=26.056*LOG([.B19];2.71828)-120.2" office:value-type="float" office:value="-0.469476647831172" calcext:value-type="float">
            <text:p>-0.5</text:p>
          </table:table-cell>
          <table:table-cell table:style-name="ce6" table:formula="of:=EXP((([.D19]+120.2)/26.056))" office:value-type="float" office:value="99.0003060017445" calcext:value-type="float">
            <text:p>99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100" calcext:value-type="float">
            <text:p>100</text:p>
          </table:table-cell>
          <table:table-cell table:style-name="ce4" office:value-type="float" office:value="-0.2" calcext:value-type="float">
            <text:p>-0.2</text:p>
          </table:table-cell>
          <table:table-cell table:style-name="ce5" table:formula="of:=26.056*LOG([.B20];2.71828)-120.2" office:value-type="float" office:value="-0.207604920683594" calcext:value-type="float">
            <text:p>-0.2</text:p>
          </table:table-cell>
          <table:table-cell table:style-name="ce6" table:formula="of:=EXP((([.D20]+120.2)/26.056))" office:value-type="float" office:value="100.000309768712" calcext:value-type="float">
            <text:p>100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/>
          <table:table-cell table:style-name="ce4" office:value-type="float" office:value="0" calcext:value-type="float">
            <text:p>0.0</text:p>
          </table:table-cell>
          <table:table-cell table:style-name="ce5" office:value-type="float" office:value="0" calcext:value-type="float">
            <text:p>0.0</text:p>
          </table:table-cell>
          <table:table-cell table:style-name="ce6" table:formula="of:=EXP((([.D21]+120.2)/26.056))" office:value-type="float" office:value="100.800259217249" calcext:value-type="float">
            <text:p>100.8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101" calcext:value-type="float">
            <text:p>101</text:p>
          </table:table-cell>
          <table:table-cell table:style-name="ce4" office:value-type="float" office:value="0.1" calcext:value-type="float">
            <text:p>0.1</text:p>
          </table:table-cell>
          <table:table-cell table:style-name="ce5" table:formula="of:=26.056*LOG([.B22];2.71828)-120.2" office:value-type="float" office:value="0.0516610744225243" calcext:value-type="float">
            <text:p>0.1</text:p>
          </table:table-cell>
          <table:table-cell table:style-name="ce6" table:formula="of:=EXP((([.D22]+120.2)/26.056))" office:value-type="float" office:value="101.000313542407" calcext:value-type="float">
            <text:p>101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102" calcext:value-type="float">
            <text:p>102</text:p>
          </table:table-cell>
          <table:table-cell table:style-name="ce4" office:value-type="float" office:value="0.3" calcext:value-type="float">
            <text:p>0.3</text:p>
          </table:table-cell>
          <table:table-cell table:style-name="ce5" table:formula="of:=26.056*LOG([.B23];2.71828)-120.2" office:value-type="float" office:value="0.30837268321938" calcext:value-type="float">
            <text:p>0.3</text:p>
          </table:table-cell>
          <table:table-cell table:style-name="ce6" table:formula="of:=EXP((([.D23]+120.2)/26.056))" office:value-type="float" office:value="102.000317322761" calcext:value-type="float">
            <text:p>102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103" calcext:value-type="float">
            <text:p>103</text:p>
          </table:table-cell>
          <table:table-cell table:style-name="ce4" office:value-type="float" office:value="0.6" calcext:value-type="float">
            <text:p>0.6</text:p>
          </table:table-cell>
          <table:table-cell table:style-name="ce5" table:formula="of:=26.056*LOG([.B24];2.71828)-120.2" office:value-type="float" office:value="0.562579748588889" calcext:value-type="float">
            <text:p>0.6</text:p>
          </table:table-cell>
          <table:table-cell table:style-name="ce6" table:formula="of:=EXP((([.D24]+120.2)/26.056))" office:value-type="float" office:value="103.000321109711" calcext:value-type="float">
            <text:p>103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104" calcext:value-type="float">
            <text:p>104</text:p>
          </table:table-cell>
          <table:table-cell table:style-name="ce4" office:value-type="float" office:value="0.8" calcext:value-type="float">
            <text:p>0.8</text:p>
          </table:table-cell>
          <table:table-cell table:style-name="ce5" table:formula="of:=26.056*LOG([.B25];2.71828)-120.2" office:value-type="float" office:value="0.814330668646039" calcext:value-type="float">
            <text:p>0.8</text:p>
          </table:table-cell>
          <table:table-cell table:style-name="ce6" table:formula="of:=EXP((([.D25]+120.2)/26.056))" office:value-type="float" office:value="104.000324903191" calcext:value-type="float">
            <text:p>104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112" calcext:value-type="float">
            <text:p>112</text:p>
          </table:table-cell>
          <table:table-cell table:style-name="ce4" office:value-type="float" office:value="2.7" calcext:value-type="float">
            <text:p>2.7</text:p>
          </table:table-cell>
          <table:table-cell table:style-name="ce5" table:formula="of:=26.056*LOG([.B26];2.71828)-120.2" office:value-type="float" office:value="2.74528928994798" calcext:value-type="float">
            <text:p>2.7</text:p>
          </table:table-cell>
          <table:table-cell table:style-name="ce6" table:formula="of:=EXP((([.D26]+120.2)/26.056))" office:value-type="float" office:value="112.000355478845" calcext:value-type="float">
            <text:p>112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120" calcext:value-type="float">
            <text:p>120</text:p>
          </table:table-cell>
          <table:table-cell table:style-name="ce4" office:value-type="float" office:value="4.5" calcext:value-type="float">
            <text:p>4.5</text:p>
          </table:table-cell>
          <table:table-cell table:style-name="ce5" table:formula="of:=26.056*LOG([.B27];2.71828)-120.2" office:value-type="float" office:value="4.54296875862597" calcext:value-type="float">
            <text:p>4.5</text:p>
          </table:table-cell>
          <table:table-cell table:style-name="ce6" table:formula="of:=EXP((([.D27]+120.2)/26.056))" office:value-type="float" office:value="120.000386439202" calcext:value-type="float">
            <text:p>120.00</text:p>
          </table:table-cell>
          <table:table-cell table:style-name="ce7"/>
          <table:table-cell table:number-columns-repeated="16378"/>
        </table:table-row>
        <table:table-row table:style-name="ro4">
          <table:table-cell table:style-name="ce1"/>
          <table:table-cell table:style-name="ce3" office:value-type="float" office:value="127" calcext:value-type="float">
            <text:p>127</text:p>
          </table:table-cell>
          <table:table-cell table:style-name="ce4" office:value-type="float" office:value="6" calcext:value-type="float">
            <text:p>6.0</text:p>
          </table:table-cell>
          <table:table-cell table:style-name="ce5" table:formula="of:=26.056*LOG([.B28];2.71828)-120.2" office:value-type="float" office:value="6.02022362714154" calcext:value-type="float">
            <text:p>6.0</text:p>
          </table:table-cell>
          <table:table-cell table:style-name="ce6" table:formula="of:=EXP((([.D28]+120.2)/26.056))" office:value-type="float" office:value="127.000413824815" calcext:value-type="float">
            <text:p>127.00</text:p>
          </table:table-cell>
          <table:table-cell table:style-name="ce7"/>
          <table:table-cell table:number-columns-repeated="16378"/>
        </table:table-row>
        <table:table-row table:style-name="ro5" table:number-rows-repeated="2">
          <table:table-cell table:style-name="ce1" table:number-columns-repeated="6"/>
          <table:table-cell table:number-columns-repeated="16378"/>
        </table:table-row>
        <table:table-row table:style-name="ro5">
          <table:table-cell table:style-name="ce1">
            <draw:frame table:end-cell-address="'Table and Chart'.D46" table:end-x="0.745cm" table:end-y="0.442cm" draw:z-index="1" draw:name="Scatter Chart" draw:style-name="gr1" draw:text-style-name="P1" svg:width="12.838cm" svg:height="10.583cm" svg:x="0cm" svg:y="0.39cm">
              <draw:object draw:notify-on-update-of-ranges="'Table and Chart'.C3:'Table and Chart'.C3 'Table and Chart'.C4:'Table and Chart'.C28 'Table and Chart'.B4:'Table and Chart'.B2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" table:number-columns-repeated="5"/>
          <table:table-cell table:number-columns-repeated="16378"/>
        </table:table-row>
        <table:table-row table:style-name="ro5" table:number-rows-repeated="17">
          <table:table-cell table:style-name="ce1" table:number-columns-repeated="6"/>
          <table:table-cell table:number-columns-repeated="16378"/>
        </table:table-row>
        <table:table-row table:style-name="ro5" table:number-rows-repeated="1048527">
          <table:table-cell table:number-columns-repeated="16384"/>
        </table:table-row>
        <table:table-row table:style-name="ro5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Helvetica Neue" svg:font-family="'Helvetica Neue'"/>
    <style:font-face style:name="Helvetica Neue1" svg:font-family="'Helvetica Neue'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8P2" style:volatile="true">
      <number:text loext:blank-width-char="-"> </number:text>
      <number:fill-character> </number:fill-character>
      <number:text loext:blank-width-char="-1">-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9P2" style:volatile="true">
      <number:text loext:blank-width-char="-"> £</number:text>
      <number:fill-character> </number:fill-character>
      <number:text loext:blank-width-char="-1">-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">
      <number:number number:decimal-places="1" number:min-decimal-places="1" number:min-integer-digits="1" number:grouping="true"/>
    </number:number-style>
    <number:number-style style:name="N137">
      <number:number number:decimal-places="1" number:min-decimal-places="1" number:min-integer-digits="1"/>
    </number:number-style>
    <style:style style:name="Default" style:family="table-cell">
      <style:table-cell-properties fo:wrap-option="wrap" style:rotation-align="none" style:vertical-align="top"/>
      <style:text-properties style:font-name="Helvetica Neue" fo:font-family="'Helvetica Neue'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21_Table_and_Chart">
      <loext:theme-colors loext:name="21_Table_and_Chart">
        <loext:color loext:name="dark1" loext:color="#000000"/>
        <loext:color loext:name="light1" loext:color="#ffffff"/>
        <loext:color loext:name="dark2" loext:color="#5e5e5e"/>
        <loext:color loext:name="light2" loext:color="#d5d5d5"/>
        <loext:color loext:name="accent1" loext:color="#00a2ff"/>
        <loext:color loext:name="accent2" loext:color="#16e7cf"/>
        <loext:color loext:name="accent3" loext:color="#61d836"/>
        <loext:color loext:name="accent4" loext:color="#ffd932"/>
        <loext:color loext:name="accent5" loext:color="#ff644e"/>
        <loext:color loext:name="accent6" loext:color="#ff42a1"/>
        <loext:color loext:name="hyperlink" loext:color="#0000ff"/>
        <loext:color loext:name="followed-hyperlink" loext:color="#ff00ff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.635cm" fo:margin-bottom="0.635cm" fo:margin-left="0.635cm" fo:margin-right="0.635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_20_and_20_Chart" style:display-name="PageStyle_Table and Chart" style:page-layout-name="Mpm3">
      <style:header style:display="false"/>
      <style:header-left style:display="false"/>
      <style:header-first style:display="false"/>
      <style:footer>
        <text:p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3-09T13:57:45.553811000</dc:date>
    <meta:editing-duration>PT7M43S</meta:editing-duration>
    <meta:editing-cycles>2</meta:editing-cycles>
    <meta:generator>LibreOffice/25.2.1.2$MacOSX_AARCH64 LibreOffice_project/d3abf4aee5fd705e4a92bba33a32f40bc4e56f49</meta:generator>
    <meta:document-statistic meta:table-count="1" meta:cell-count="102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svg:stroke-width="0.026cm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Neue'" fo:font-size="10pt" style:font-family-asian="'Helvetica Neue'" style:font-size-asian="10pt" style:font-family-complex="'Helvetica Neue'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'Helvetica Neue'" fo:font-size="10pt" style:font-family-asian="'Helvetica Neue'" style:font-size-asian="10pt" style:font-family-complex="'Helvetica Neue'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21.875" chart:interval-minor-divisor="2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000000" style:text-position="0% 100%" fo:font-family="'Helvetica Neue'" fo:font-size="10pt" style:font-family-asian="'Helvetica Neue'" style:font-size-asian="10pt" style:font-family-complex="'Helvetica Neue'" style:font-size-complex="10pt"/>
    </style:style>
    <style:style style:name="ch6" style:family="chart">
      <style:graphic-properties svg:stroke-width="0.018cm" svg:stroke-color="#b8b8b8"/>
    </style:style>
    <style:style style:name="ch7" style:family="chart" style:data-style-name="N3">
      <style:chart-properties chart:symbol-type="named-symbol" chart:symbol-name="circle" chart:symbol-width="0.388cm" chart:symbol-height="0.388cm" chart:link-data-style-to-source="true" chart:label-position="bottom" loext:custom-leader-lines="false">
        <chart:label-separator>
          <text:p>; </text:p>
        </chart:label-separator>
      </style:chart-properties>
      <style:graphic-properties draw:stroke="none" svg:stroke-width="0.106cm" svg:stroke-color="#56c1ff" draw:fill-color="#56c1ff" fo:wrap-option="wrap"/>
      <style:text-properties fo:color="#000000" style:text-position="0% 100%" fo:font-family="'Helvetica Neue'" fo:font-size="12pt" style:font-family-asian="'Helvetica Neue'" style:font-size-asian="12pt" style:font-family-complex="'Helvetica Neue'" style:font-size-complex="12pt"/>
    </style:style>
    <style:style style:name="ch8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exponential"/>
      <style:graphic-properties svg:stroke-width="0.071cm" svg:stroke-color="#89d4ff"/>
    </style:style>
    <style:style style:name="ch9" style:family="chart">
      <style:text-properties fo:color="#000000" style:text-position="0% 100%" fo:font-family="'Helvetica Neue'" style:font-family-asian="'Helvetica Neue'" style:font-family-complex="'Helvetica Neue'"/>
    </style:style>
    <style:style style:name="ch10" style:family="chart">
      <style:graphic-properties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839cm" svg:height="10.583cm" xlink:href=".." xlink:type="simple" chart:class="chart:scatter" chart:style-name="ch1">
        <chart:legend chart:legend-position="top" loext:overlay="true" svg:x="0.714cm" svg:y="0cm" style:legend-expansion="custom" svg:width="11.817cm" svg:height="0.679cm" style:legend-expansion-aspect-ratio="17.4035346097202" chart:style-name="ch2"/>
        <chart:plot-area chart:style-name="ch3" svg:x="-0.436cm" svg:y="1.108cm" svg:width="13.604cm" svg:height="8.976cm">
          <chart:coordinate-region svg:x="0.881cm" svg:y="1.309cm" svg:width="11.893cm" svg:height="8.57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able and Chart'.C4:'Table and Chart'.C28" chart:label-cell-address="'Table and Chart'.C3:'Table and Chart'.C3" chart:class="chart:scatter">
            <chart:domain table:cell-range-address="'Table and Chart'.B4:'Table and Chart'.B28"/>
            <chart:regression-curve chart:style-name="ch8">
              <chart:equation chart:display-equation="true" chart:display-r-square="true" chart:style-name="ch9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bserved dB</text:p>
                <draw:g>
                  <svg:desc>'Table and Chart'.C3:'Table and Chart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Table and Chart'.B4:'Table and Chart'.B28</svg:desc>
                </draw:g>
              </table:table-cell>
              <table:table-cell office:value-type="float" office:value="-66">
                <text:p>-66</text:p>
                <draw:g>
                  <svg:desc>'Table and Chart'.C4:'Table and Chart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-29.9">
                <text:p>-2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-19.3">
                <text:p>-19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-15.3">
                <text:p>-15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">
                <text:p>98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">
                <text:p>1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">
                <text:p>1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">
                <text:p>10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">
                <text:p>10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7">
                <text:p>12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MacOSX_AARCH64 LibreOffice_project/d3abf4aee5fd705e4a92bba33a32f40bc4e56f4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4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 svg:stroke-width="0.026cm" draw:fill="none"/>
    </style:style>
    <style:style style:name="ch2" style:family="chart">
      <style:graphic-properties draw:stroke="none" svg:stroke-width="0.035cm" draw:fill="none" draw:fill-color="#d9d9d9"/>
      <style:text-properties fo:color="#000000" style:text-position="0% 100%" fo:font-family="'Helvetica Neue'" fo:font-size="10pt" style:font-family-asian="'Helvetica Neue'" style:font-size-asian="10pt" style:font-family-complex="'Helvetica Neue'" style:font-size-complex="10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35cm"/>
      <style:text-properties fo:color="#000000" style:text-position="0% 100%" fo:font-family="'Helvetica Neue'" fo:font-size="10pt" style:font-family-asian="'Helvetica Neue'" style:font-size-asian="10pt" style:font-family-complex="'Helvetica Neue'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21.875" chart:interval-minor-divisor="2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000000" style:text-position="0% 100%" fo:font-family="'Helvetica Neue'" fo:font-size="10pt" style:font-family-asian="'Helvetica Neue'" style:font-size-asian="10pt" style:font-family-complex="'Helvetica Neue'" style:font-size-complex="10pt"/>
    </style:style>
    <style:style style:name="ch6" style:family="chart">
      <style:graphic-properties svg:stroke-width="0.018cm" svg:stroke-color="#b8b8b8"/>
    </style:style>
    <style:style style:name="ch7" style:family="chart" style:data-style-name="N3">
      <style:chart-properties chart:symbol-type="named-symbol" chart:symbol-name="circle" chart:symbol-width="0.388cm" chart:symbol-height="0.388cm" chart:link-data-style-to-source="true" chart:label-position="bottom" loext:custom-leader-lines="false">
        <chart:label-separator>
          <text:p>; </text:p>
        </chart:label-separator>
      </style:chart-properties>
      <style:graphic-properties draw:stroke="none" svg:stroke-width="0.106cm" svg:stroke-color="#56c1ff" draw:fill-color="#56c1ff" fo:wrap-option="wrap"/>
      <style:text-properties fo:color="#000000" style:text-position="0% 100%" fo:font-family="'Helvetica Neue'" fo:font-size="12pt" style:font-family-asian="'Helvetica Neue'" style:font-size-asian="12pt" style:font-family-complex="'Helvetica Neue'" style:font-size-complex="12pt"/>
    </style:style>
    <style:style style:name="ch8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ogarithmic"/>
      <style:graphic-properties svg:stroke-width="0.071cm" svg:stroke-color="#89d4ff"/>
    </style:style>
    <style:style style:name="ch9" style:family="chart">
      <style:text-properties fo:color="#000000" style:text-position="0% 100%" fo:font-family="'Helvetica Neue'" style:font-family-asian="'Helvetica Neue'" style:font-family-complex="'Helvetica Neue'"/>
    </style:style>
    <style:style style:name="ch10" style:family="chart">
      <style:graphic-properties svg:stroke-width="0.035cm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2.839cm" svg:height="10.584cm" xlink:href=".." xlink:type="simple" chart:class="chart:scatter" chart:style-name="ch1">
        <chart:legend chart:legend-position="top" loext:overlay="true" svg:x="0.714cm" svg:y="0cm" style:legend-expansion="custom" svg:width="11.817cm" svg:height="0.679cm" style:legend-expansion-aspect-ratio="17.4035346097202" chart:style-name="ch2"/>
        <chart:plot-area chart:style-name="ch3" svg:x="-0.436cm" svg:y="1.108cm" svg:width="13.604cm" svg:height="8.977cm">
          <chart:coordinate-region svg:x="0.881cm" svg:y="1.309cm" svg:width="11.893cm" svg:height="8.5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able and Chart'.C4:'Table and Chart'.C28" chart:label-cell-address="'Table and Chart'.C3:'Table and Chart'.C3" chart:class="chart:scatter">
            <chart:domain table:cell-range-address="'Table and Chart'.B4:'Table and Chart'.B28"/>
            <chart:regression-curve chart:style-name="ch8">
              <chart:equation chart:display-equation="true" chart:display-r-square="true" chart:style-name="ch9"/>
            </chart:regression-curve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Observed dB</text:p>
                <draw:g>
                  <svg:desc>'Table and Chart'.C3:'Table and Chart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Table and Chart'.B4:'Table and Chart'.B28</svg:desc>
                </draw:g>
              </table:table-cell>
              <table:table-cell office:value-type="float" office:value="-66">
                <text:p>-66</text:p>
                <draw:g>
                  <svg:desc>'Table and Chart'.C4:'Table and Chart'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-37.4">
                <text:p>-3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-29.9">
                <text:p>-2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-24.1">
                <text:p>-24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">
                <text:p>48</text:p>
              </table:table-cell>
              <table:table-cell office:value-type="float" office:value="-19.3">
                <text:p>-19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">
                <text:p>56</text:p>
              </table:table-cell>
              <table:table-cell office:value-type="float" office:value="-15.3">
                <text:p>-15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-11.8">
                <text:p>-1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">
                <text:p>88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">
                <text:p>96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">
                <text:p>98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">
                <text:p>1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">
                <text:p>1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">
                <text:p>10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4">
                <text:p>10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7">
                <text:p>12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1.2$MacOSX_AARCH64 LibreOffice_project/d3abf4aee5fd705e4a92bba33a32f40bc4e56f4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4">
  <office:styles/>
</office:document-styles>
</file>